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/>
    <style:font-face style:name="Courier New1" svg:font-family="'Courier New'" style:font-family-generic="roma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 Unicode MS2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1cm" draw:marker-start-width="0.276cm" draw:marker-end="Arrow" draw:marker-end-width="0.254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59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draw:marker-start-width="0.239cm" draw:marker-end="Arrow" draw:marker-end-width="0.293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2pt" fo:font-weight="bold" style:font-size-asian="10pt" style:font-weight-asian="bold" style:font-size-complex="10pt" style:font-weight-complex="bold"/>
    </style:style>
    <style:style style:name="P3" style:family="paragraph">
      <style:text-properties fo:font-size="12pt" style:font-size-asian="10pt" style:font-size-complex="10pt"/>
    </style:style>
    <style:style style:name="P4" style:family="paragraph">
      <style:text-properties fo:color="#000000" fo:font-size="12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end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Courier New" fo:font-style="normal" fo:text-shadow="none" style:text-underline-style="none" fo:font-weight="bold" style:letter-kerning="true" style:font-name-asian="Arial Unicode MS1" style:font-style-asian="normal" style:font-weight-asian="bold" style:font-name-complex="Arial Unicode MS1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bold" style:letter-kerning="true" style:font-name-asian="Arial Unicode MS1" style:font-style-asian="normal" style:font-weight-asian="bold" style:font-name-complex="Arial Unicode MS1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ourier New" fo:language="zxx" fo:country="none" fo:font-style="normal" fo:text-shadow="none" style:text-underline-style="none" fo:font-weight="bold" style:letter-kerning="true" style:font-name-asian="Arial Unicode MS1" style:font-style-asian="normal" style:font-weight-asian="bold" style:font-name-complex="Arial Unicode MS1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ourier New" fo:font-style="normal" fo:text-shadow="none" style:text-underline-style="none" fo:font-weight="normal" style:letter-kerning="true" style:font-name-asian="Arial Unicode MS1" style:font-style-asian="normal" style:font-weight-asian="normal" style:font-name-complex="Arial Unicode MS1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Arial Unicode MS1" style:font-style-asian="normal" style:font-weight-asian="normal" style:font-name-complex="Arial Unicode MS1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urier New" fo:language="zxx" fo:country="none" fo:font-style="normal" fo:text-shadow="none" style:text-underline-style="none" fo:font-weight="normal" style:letter-kerning="true" style:font-name-asian="Arial Unicode MS1" style:font-style-asian="normal" style:font-weight-asian="normal" style:font-name-complex="Arial Unicode MS1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ourier New" fo:font-style="normal" fo:text-shadow="none" style:text-underline-style="none" fo:font-weight="normal" style:letter-kerning="true" style:font-name-asian="Arial Unicode MS1" style:font-style-asian="normal" style:font-weight-asian="normal" style:font-name-complex="Arial Unicode MS1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0.923cm" svg:height="0.47cm" svg:x="3.195cm" svg:y="0.64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xml:id="id2" draw:id="id2" draw:layer="layout" svg:width="0.923cm" svg:height="0.47cm" svg:x="3.195cm" svg:y="14.65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2" draw:text-style-name="P1" draw:layer="layout" draw:type="line" svg:x1="3.656cm" svg:y1="1.116cm" svg:x2="3.656cm" svg:y2="14.654cm" draw:start-shape="id1" draw:start-glue-point="2" draw:end-shape="id2" draw:end-glue-point="0" svg:d="M3656 1116v13538" svg:viewBox="0 0 1 13539">
          <text:p/>
        </draw:connector>
        <draw:frame draw:style-name="gr3" draw:text-style-name="P2" draw:layer="layout" svg:width="5.177cm" svg:height="0.759cm" svg:x="1.152cm" svg:y="4.416cm">
          <draw:text-box>
            <text:p text:style-name="P2"><text:span text:style-name="T1">pid_t</text:span><text:span text:style-name="T2"> </text:span><text:span text:style-name="T1">pid0</text:span><text:span text:style-name="T2"> </text:span><text:span text:style-name="T3">=</text:span><text:span text:style-name="T2"> </text:span><text:span text:style-name="T1">fork</text:span><text:span text:style-name="T3">();</text:span></text:p>
          </draw:text-box>
        </draw:frame>
        <draw:frame draw:style-name="gr3" draw:text-style-name="P2" draw:layer="layout" svg:width="5.177cm" svg:height="0.759cm" svg:x="1.152cm" svg:y="8.226cm">
          <draw:text-box>
            <text:p text:style-name="P2"><text:span text:style-name="T1">pid_t</text:span><text:span text:style-name="T2"> </text:span><text:span text:style-name="T1">pid1</text:span><text:span text:style-name="T2"> </text:span><text:span text:style-name="T3">=</text:span><text:span text:style-name="T2"> </text:span><text:span text:style-name="T1">fork</text:span><text:span text:style-name="T3">();</text:span></text:p>
          </draw:text-box>
        </draw:frame>
        <draw:frame draw:style-name="gr3" draw:text-style-name="P2" draw:layer="layout" svg:width="5.701cm" svg:height="1.267cm" svg:x="0.89cm" svg:y="11.822cm">
          <draw:text-box>
            <text:p text:style-name="P2"><text:span text:style-name="T1">printf</text:span><text:span text:style-name="T3">(</text:span><text:span text:style-name="T1">"(%u, %u)\n"</text:span><text:span text:style-name="T3">,</text:span><text:span text:style-name="T2"> </text:span></text:p>
            <text:p text:style-name="P2"><text:span text:style-name="T1"><text:tab/></text:span><text:span text:style-name="T1">pid0</text:span><text:span text:style-name="T3">,</text:span><text:span text:style-name="T2"> </text:span><text:span text:style-name="T1">pid1</text:span><text:span text:style-name="T3">);</text:span></text:p>
          </draw:text-box>
        </draw:frame>
        <draw:frame draw:style-name="gr3" draw:text-style-name="P3" xml:id="id7" draw:id="id7" draw:layer="layout" svg:width="3.28cm" svg:height="0.759cm" svg:x="7.062cm" svg:y="5.279cm">
          <draw:text-box>
            <text:p text:style-name="P3"><text:span text:style-name="T4">pid0</text:span><text:span text:style-name="T5"> </text:span><text:span text:style-name="T6">=</text:span><text:span text:style-name="T5"> </text:span><text:span text:style-name="T4">36961</text:span></text:p>
          </draw:text-box>
        </draw:frame>
        <draw:frame draw:style-name="gr3" draw:text-style-name="P3" xml:id="id4" draw:id="id4" draw:layer="layout" svg:width="3.28cm" svg:height="0.759cm" svg:x="7.062cm" svg:y="9.069cm">
          <draw:text-box>
            <text:p text:style-name="P3"><text:span text:style-name="T4">pid1</text:span><text:span text:style-name="T5"> </text:span><text:span text:style-name="T6">=</text:span><text:span text:style-name="T5"> </text:span><text:span text:style-name="T4">36962</text:span></text:p>
          </draw:text-box>
        </draw:frame>
        <draw:frame draw:style-name="gr3" draw:text-style-name="P3" xml:id="id9" draw:id="id9" draw:layer="layout" svg:width="2.399cm" svg:height="0.759cm" svg:x="12.549cm" svg:y="9.147cm">
          <draw:text-box>
            <text:p text:style-name="P3"><text:span text:style-name="T4">pid1 </text:span><text:span text:style-name="T6">=</text:span><text:span text:style-name="T5"> </text:span><text:span text:style-name="T4">0</text:span></text:p>
          </draw:text-box>
        </draw:frame>
        <draw:frame draw:style-name="gr3" draw:text-style-name="P3" xml:id="id6" draw:id="id6" draw:layer="layout" svg:width="2.264cm" svg:height="0.759cm" svg:x="17.755cm" svg:y="5.279cm">
          <draw:text-box>
            <text:p text:style-name="P3"><text:span text:style-name="T4">pid0</text:span><text:span text:style-name="T5"> </text:span><text:span text:style-name="T6">=</text:span><text:span text:style-name="T5"> </text:span><text:span text:style-name="T4">0</text:span></text:p>
          </draw:text-box>
        </draw:frame>
        <draw:frame draw:style-name="gr3" draw:text-style-name="P4" draw:layer="layout" svg:width="4.054cm" svg:height="0.729cm" svg:x="6.798cm" svg:y="11.939cm">
          <draw:text-box>
            <text:p text:style-name="P4"><text:span text:style-name="T7">(36961, 36962)</text:span></text:p>
          </draw:text-box>
        </draw:frame>
        <draw:frame draw:style-name="gr3" draw:text-style-name="P4" draw:layer="layout" svg:width="3.042cm" svg:height="0.729cm" svg:x="12.227cm" svg:y="12.024cm">
          <draw:text-box>
            <text:p text:style-name="P4"><text:span text:style-name="T7">(36961, 0)</text:span></text:p>
          </draw:text-box>
        </draw:frame>
        <draw:frame draw:style-name="gr3" draw:text-style-name="P4" draw:layer="layout" svg:width="3.042cm" svg:height="0.729cm" svg:x="17.366cm" svg:y="11.946cm">
          <draw:text-box>
            <text:p text:style-name="P4"><text:span text:style-name="T7">(0, 36963)</text:span></text:p>
          </draw:text-box>
        </draw:frame>
        <draw:frame draw:style-name="gr3" draw:text-style-name="P4" xml:id="id12" draw:id="id12" draw:layer="layout" svg:width="2.026cm" svg:height="0.729cm" svg:x="22.895cm" svg:y="12.024cm">
          <draw:text-box>
            <text:p text:style-name="P4"><text:span text:style-name="T7">(0, 0)</text:span></text:p>
          </draw:text-box>
        </draw:frame>
        <draw:connector draw:style-name="gr4" draw:text-style-name="P5" draw:layer="layout" draw:type="line" svg:x1="8.702cm" svg:y1="1.236cm" svg:x2="8.702cm" svg:y2="4.28cm" draw:start-shape="id3" draw:start-glue-point="2" svg:d="M8702 1236v3044" svg:viewBox="0 0 1 3045">
          <text:p/>
        </draw:connector>
        <draw:connector draw:style-name="gr4" draw:text-style-name="P5" draw:layer="layout" draw:type="line" svg:x1="8.702cm" svg:y1="9.828cm" svg:x2="8.692cm" svg:y2="11.932cm" draw:start-shape="id4" draw:start-glue-point="2" svg:d="M8702 9828l-10 2104" svg:viewBox="0 0 11 2105">
          <text:p/>
        </draw:connector>
        <draw:custom-shape draw:style-name="gr5" draw:text-style-name="P1" xml:id="id5" draw:id="id5" draw:layer="layout" svg:width="0.254cm" svg:height="0.254cm" svg:x="8.575cm" svg:y="4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8.829cm" svg:y1="4.707cm" svg:x2="18.887cm" svg:y2="5.279cm" draw:start-shape="id5" draw:start-glue-point="10" draw:end-shape="id6" draw:end-glue-point="0" svg:d="M8829 4707h10058v572" svg:viewBox="0 0 10059 573">
          <text:p/>
        </draw:connector>
        <draw:custom-shape draw:style-name="gr5" draw:text-style-name="P1" xml:id="id8" draw:id="id8" draw:layer="layout" svg:width="0.254cm" svg:height="0.254cm" svg:x="8.575cm" svg:y="8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8.702cm" svg:y1="6.038cm" svg:x2="8.702cm" svg:y2="8.39cm" draw:start-shape="id7" draw:start-glue-point="2" draw:end-shape="id8" draw:end-glue-point="4" svg:d="M8702 6038v2352" svg:viewBox="0 0 1 2353">
          <text:p/>
        </draw:connector>
        <draw:connector draw:style-name="gr4" draw:text-style-name="P5" draw:layer="layout" svg:x1="8.829cm" svg:y1="8.517cm" svg:x2="13.748cm" svg:y2="9.147cm" draw:start-shape="id8" draw:start-glue-point="10" draw:end-shape="id9" draw:end-glue-point="0" svg:d="M8829 8517h4919v630" svg:viewBox="0 0 4920 631">
          <text:p/>
        </draw:connector>
        <draw:frame draw:style-name="gr3" draw:text-style-name="P3" draw:layer="layout" svg:width="3.28cm" svg:height="0.759cm" svg:x="17.247cm" svg:y="9.069cm">
          <draw:text-box>
            <text:p text:style-name="P3"><text:span text:style-name="T4">pid1</text:span><text:span text:style-name="T5"> </text:span><text:span text:style-name="T6">=</text:span><text:span text:style-name="T5"> </text:span><text:span text:style-name="T4">36963</text:span></text:p>
          </draw:text-box>
        </draw:frame>
        <draw:frame draw:style-name="gr3" draw:text-style-name="P3" xml:id="id11" draw:id="id11" draw:layer="layout" svg:width="2.399cm" svg:height="0.759cm" svg:x="22.709cm" svg:y="9.147cm">
          <draw:text-box>
            <text:p text:style-name="P3"><text:span text:style-name="T4">pid1 </text:span><text:span text:style-name="T6">=</text:span><text:span text:style-name="T5"> </text:span><text:span text:style-name="T4">0</text:span></text:p>
          </draw:text-box>
        </draw:frame>
        <draw:custom-shape draw:style-name="gr5" draw:text-style-name="P1" xml:id="id10" draw:id="id10" draw:layer="layout" svg:width="0.254cm" svg:height="0.254cm" svg:x="18.76cm" svg:y="8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9.014cm" svg:y1="8.517cm" svg:x2="23.908cm" svg:y2="9.147cm" draw:start-shape="id10" draw:start-glue-point="10" draw:end-shape="id11" draw:end-glue-point="0" svg:d="M19014 8517h4894v630" svg:viewBox="0 0 4895 631">
          <text:p/>
        </draw:connector>
        <draw:connector draw:style-name="gr4" draw:text-style-name="P5" draw:layer="layout" draw:type="line" svg:x1="18.887cm" svg:y1="6.038cm" svg:x2="18.887cm" svg:y2="8.39cm" draw:start-shape="id6" draw:start-glue-point="2" draw:end-shape="id10" draw:end-glue-point="4" svg:d="M18887 6038v2352" svg:viewBox="0 0 1 2353">
          <text:p/>
        </draw:connector>
        <draw:connector draw:style-name="gr4" draw:text-style-name="P5" draw:layer="layout" draw:type="line" svg:x1="23.908cm" svg:y1="9.906cm" svg:x2="23.908cm" svg:y2="12.024cm" draw:start-shape="id11" draw:start-glue-point="2" draw:end-shape="id12" svg:d="M23908 9906v2118" svg:viewBox="0 0 1 2119">
          <text:p/>
        </draw:connector>
        <draw:connector draw:style-name="gr4" draw:text-style-name="P5" draw:layer="layout" draw:type="line" svg:x1="18.887cm" svg:y1="9.744cm" svg:x2="18.887cm" svg:y2="11.946cm" svg:d="M18887 9744v2202" svg:viewBox="0 0 1 2203">
          <text:p/>
        </draw:connector>
        <draw:connector draw:style-name="gr4" draw:text-style-name="P5" draw:layer="layout" draw:type="line" svg:x1="13.748cm" svg:y1="9.906cm" svg:x2="13.748cm" svg:y2="12.024cm" draw:start-shape="id9" draw:start-glue-point="2" svg:d="M13748 9906v2118" svg:viewBox="0 0 1 2119">
          <text:p/>
        </draw:connector>
        <draw:frame draw:style-name="gr3" draw:text-style-name="P6" xml:id="id3" draw:id="id3" draw:layer="layout" svg:width="3.072cm" svg:height="0.882cm" svg:x="7.166cm" svg:y="0.354cm">
          <draw:text-box>
            <text:p text:style-name="P6"><text:span text:style-name="T8">Parent (P)</text:span></text:p>
          </draw:text-box>
        </draw:frame>
        <draw:frame draw:style-name="gr3" draw:text-style-name="P6" xml:id="id13" draw:id="id13" draw:layer="layout" svg:width="3.512cm" svg:height="0.882cm" svg:x="11.992cm" svg:y="0.432cm">
          <draw:text-box>
            <text:p text:style-name="P6"><text:span text:style-name="T8">Child 2 (C2)</text:span></text:p>
          </draw:text-box>
        </draw:frame>
        <draw:frame draw:style-name="gr3" draw:text-style-name="P6" xml:id="id14" draw:id="id14" draw:layer="layout" svg:width="3.512cm" svg:height="0.882cm" svg:x="17.131cm" svg:y="0.354cm">
          <draw:text-box>
            <text:p text:style-name="P6"><text:span text:style-name="T8">Child 1 (C1)</text:span></text:p>
          </draw:text-box>
        </draw:frame>
        <draw:frame draw:style-name="gr6" draw:text-style-name="P6" xml:id="id15" draw:id="id15" draw:layer="layout" svg:width="3.512cm" svg:height="0.882cm" svg:x="22.152cm" svg:y="0.432cm">
          <draw:text-box>
            <text:p text:style-name="P6"><text:span text:style-name="T8">Child 3 (C3)</text:span></text:p>
          </draw:text-box>
        </draw:frame>
        <draw:connector draw:style-name="gr7" draw:text-style-name="P5" draw:layer="layout" draw:type="lines" svg:x1="13.748cm" svg:y1="1.314cm" svg:x2="13.748cm" svg:y2="8.595cm" draw:start-shape="id13" draw:start-glue-point="2" svg:d="M13748 1314v500 6781" svg:viewBox="0 0 1 7282">
          <text:p/>
        </draw:connector>
        <draw:connector draw:style-name="gr7" draw:text-style-name="P5" draw:layer="layout" draw:type="line" svg:x1="18.887cm" svg:y1="1.236cm" svg:x2="18.858cm" svg:y2="4.71cm" draw:start-shape="id14" draw:start-glue-point="2" svg:d="M18887 1236l-29 3474" svg:viewBox="0 0 30 3475">
          <text:p/>
        </draw:connector>
        <draw:connector draw:style-name="gr7" draw:text-style-name="P5" draw:layer="layout" draw:type="line" svg:x1="23.908cm" svg:y1="1.314cm" svg:x2="23.908cm" svg:y2="8.595cm" draw:start-shape="id15" draw:start-glue-point="2" svg:d="M23908 1314v7281" svg:viewBox="0 0 1 7282">
          <text:p/>
        </draw:connector>
        <draw:custom-shape draw:style-name="gr8" draw:text-style-name="P1" xml:id="id16" draw:id="id16" draw:layer="layout" svg:width="1.397cm" svg:height="1.397cm" svg:x="7.928cm" svg:y="15.928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" draw:id="id17" draw:layer="layout" svg:width="1.397cm" svg:height="1.397cm" svg:x="13.135cm" svg:y="17.928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" draw:id="id18" draw:layer="layout" svg:width="1.397cm" svg:height="1.397cm" svg:x="18.088cm" svg:y="15.928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" draw:id="id19" draw:layer="layout" svg:width="1.397cm" svg:height="1.397cm" svg:x="23.168cm" svg:y="15.928cm">
          <text:p text:style-name="P1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9.325cm" svg:y1="16.627cm" svg:x2="13.135cm" svg:y2="18.627cm" draw:start-shape="id16" draw:start-glue-point="10" draw:end-shape="id17" draw:end-glue-point="6" svg:d="M9325 16627c2857 0 953 2000 3810 2000" svg:viewBox="0 0 3811 2001">
          <text:p/>
        </draw:connector>
        <draw:connector draw:style-name="gr9" draw:text-style-name="P5" draw:layer="layout" draw:type="curve" svg:x1="9.325cm" svg:y1="16.627cm" svg:x2="18.088cm" svg:y2="16.627cm" draw:start-shape="id16" draw:start-glue-point="10" draw:end-shape="id18" draw:end-glue-point="6" svg:d="M9325 16627h8763" svg:viewBox="0 0 8764 1">
          <text:p/>
        </draw:connector>
        <draw:connector draw:style-name="gr9" draw:text-style-name="P5" draw:layer="layout" draw:type="curve" svg:x1="19.485cm" svg:y1="16.627cm" svg:x2="23.168cm" svg:y2="16.627cm" draw:start-shape="id18" draw:start-glue-point="10" draw:end-shape="id19" draw:end-glue-point="6" svg:d="M19485 16627h3683" svg:viewBox="0 0 368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family-generic="roman"/>
    <style:font-face style:name="Courier New1" svg:font-family="'Courier New'" style:font-family-generic="roma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 Unicode MS2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2" style:font-family-asian="'Arial Unicode MS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0cm" fo:margin-bottom="0cm" fo:margin-left="0cm" fo:margin-right="0cm" fo:page-width="26.721cm" fo:page-height="19.7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5T22:48:42.209601000</meta:creation-date>
    <dc:date>2014-12-30T13:33:20.909459000</dc:date>
    <meta:editing-duration>PT11H49M42S</meta:editing-duration>
    <meta:editing-cycles>31</meta:editing-cycles>
    <meta:generator>LibreOffice/4.2.8.2$MacOSX_x86 LibreOffice_project/48d50dbfc06349262c9d50868e5c1f630a573ebd</meta:generator>
    <meta:document-statistic meta:object-count="43"/>
  </office:meta>
</office:document-meta>
</file>

<file path=Object 1/content.xml><?xml version="1.0" encoding="utf-8"?>
<math xmlns="http://www.w3.org/1998/Math/MathML" display="block">
  <semantics>
    <mrow>
      <mi>t</mi>
      <mo stretchy="false">=</mo>
      <mn>0</mn>
    </mrow>
    <annotation encoding="StarMath 5.0">t = 0</annotation>
  </semantics>
</math>
</file>

<file path=Object 2/content.xml><?xml version="1.0" encoding="utf-8"?>
<math xmlns="http://www.w3.org/1998/Math/MathML" display="block">
  <semantics>
    <mrow>
      <mi>t</mi>
      <mo stretchy="false">=</mo>
      <mi>n</mi>
    </mrow>
    <annotation encoding="StarMath 5.0">t = n</annotation>
  </semantics>
</math>
</file>